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2a5" officeooo:paragraph-rsid="000752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LOG FIS</text:p>
      <text:p text:style-name="P1"/>
      <text:p text:style-name="P1">In progress</text:p>
      <text:p text:style-name="P1">Desarrollo de las tareas individuales y grupales mediante colores establecidos dentro del repositorio.</text:p>
      <text:p text:style-name="P1">Creación y actualización de la infraestructura en el repositorio de GitHub.</text:p>
      <text:p text:style-name="P1">Refinamiento de los requisitos.</text:p>
      <text:p text:style-name="P1"/>
      <text:p text:style-name="P1"/>
      <text:p text:style-name="P1">Done </text:p>
      <text:p text:style-name="P1">Entrevistas a maestros y estudiantes.</text:p>
      <text:p text:style-name="P1">Establecer equipos de trabajo para la Fase 1</text:p>
      <text:p text:style-name="P1">Establecer requisitos funcionales y no funcionales.</text:p>
      <text:p text:style-name="P1">Identificación de la problemática mediante lluvia de ideas.</text:p>
      <text:p text:style-name="P1"/>
      <text:p text:style-name="P1">To Do</text:p>
      <text:p text:style-name="P1">Traducción del repositorio a inglés.</text:p>
      <text:p text:style-name="P1">Demostrar avances en el weekly.</text:p>
      <text:p text:style-name="P1">Documentación técnica. (Manual de usuario.</text:p>
      <text:p text:style-name="P1">Desarrollo de prototipos visuales.</text:p>
      <text:p text:style-name="P1">Diagramas caso de uso.</text:p>
      <text:p text:style-name="P1">Definir sprints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3:31:08.633538836</meta:creation-date>
    <dc:date>2024-10-19T23:36:07.527298277</dc:date>
    <meta:editing-duration>PT4M59S</meta:editing-duration>
    <meta:editing-cycles>1</meta:editing-cycles>
    <meta:document-statistic meta:table-count="0" meta:image-count="0" meta:object-count="0" meta:page-count="1" meta:paragraph-count="17" meta:word-count="87" meta:character-count="612" meta:non-whitespace-character-count="541"/>
    <meta:generator>LibreOffice/24.2.5.2$Linux_X86_64 LibreOffice_project/420$Build-2</meta:generator>
  </office:meta>
</office:document-meta>
</file>